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etropolis” was a truly fantastic film. Thinking back through it, there really wasn't anything that I disliked about the film. Even the fact that about a quarter of the original film is missing is one of the qualities of the film that I absolutely loved. Throughout the entirety of “Metropolis” all I could think was, “How did they do that?” From the beginning scene with the patterned blurs on-screen to the scene where the machine gets overheated and explodes, yielding an Egyptian-esque passage way to the shrine of Malloch. This movie fascinated me and, even though it was long and silent, consistently held my attention for the full two-some hours of the film length.</text:p>
      <text:p text:style-name="P1"/>
      <text:p text:style-name="P1"><text:tab/>The editing, sets and props of this film were elements of perfection. The cityscapes were gorgeous and they seemed like something from the grandfather of “Star Wars.” The scene with Malloch's shrine appearing and swallowing up the dead and the reappearing, and the character of Death disturbed me. This movie successfully created an environment both intricate and beautiful. The scenes with the raw robot (meaning not yet transformed) were totally awesome. During the scene where it seems like the main character was loosing his mind and images are flashing across the scree, I seriously felt like I was tripping (no drugs required). Even just the huge doors in the father's office intrigued me – “How could they get such large doors?” I found myself thinking.</text:p>
      <text:p text:style-name="P1"/>
      <text:p text:style-name="P1"><text:tab/>The acting was phenomenal. The actress who played Marie and the robotic version of Marie did an outstanding job handling the dichotomy between the characters. Aside from the blatancy of their identical appearance, it was even difficult at times to believe that Marie and the robotic impostor were the same actress. As the robot, the scene where she is being burned and the scene where she winks at the father really stuck out to me. She had this raw, natural beauty that, coupled with her dark style of acting and twitchy movements while playing the robot, made for a truly convincing role. Likewise, but as contrast, when she was Marie, you could see the kindness in her character.</text:p>
      <text:p text:style-name="P1"/>
      <text:p text:style-name="P1"><text:tab/>This movie was by far my favorite movie I have seen since I saw “Django Unchained“ a few weeks ago. I love robots, machines, industrial atmosphere and stories of the commoner breaking free from a corrupt government. Looking at this movie, I saw different things that I almost swear were ripped off of it. For example, when Marie's appearance is being given to the robot, the spiraling disks of light effect is also used in the Halo video game (I think others as well), and, as I already mentioned, I think “Star Wars” makes some tributes to it. I don't really have a formal top ten list, but if I did I would be seriously re-evaluating slot 8 or 9 for this one. It was flat out fanta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2-16T02:59:48</dc:date>
    <meta:editing-duration>PT2H10M32S</meta:editing-duration>
    <meta:editing-cycles>81</meta:editing-cycles>
    <meta:generator>LibreOffice/3.5$Linux_X86_64 LibreOffice_project/350m1$Build-202</meta:generator>
    <meta:document-statistic meta:table-count="0" meta:image-count="0" meta:object-count="0" meta:page-count="1" meta:paragraph-count="4" meta:word-count="485" meta:character-count="2807" meta:non-whitespace-character-count="2322"/>
  </office:meta>
</office:document-meta>
</file>